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9, 2021 (07:12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 loop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 loop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 numbers 0 to 50.</text:p>
        </text:list-item>
        <text:list-item>
          <text:p text:style-name="P3">Write a program that display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use provides an integer within the range, display that number.</text:p>
        </text:list-item>
      </text:list>
      <text:p text:style-name="First_20_paragraph">Here is an example of possible program output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 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9T23:13:04Z</meta:creation-date>
    <dc:date>2021-10-29T23:13:04Z</dc:date>
    <meta:user-defined meta:name="date" meta:value-type="string">October  29, 2021 (07:12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